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8816" calcext:value-type="float">
            <text:p>82.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9864" calcext:value-type="float">
            <text:p>81.9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1368" calcext:value-type="float">
            <text:p>81.8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8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2512" calcext:value-type="float">
            <text:p>82.5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6504" calcext:value-type="float">
            <text:p>81.7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6801</text:p>
          </table:table-cell>
          <table:table-cell office:value-type="string" calcext:value-type="string">
            <text:p>197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